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>
      <style:graphic-properties draw:fill="solid" draw:fill-color="#ffff99" draw:opacity="100%" fo:clip="rect(0in, 0in, 0in, 0in)" draw:stroke="solid" svg:stroke-width="0.04167in" svg:stroke-color="#ff0000" svg:stroke-opacity="100%" draw:stroke-linejoin="miter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frame draw:id="id63" draw:style-name="a357" draw:name="Object 4" svg:x="2.94444in" svg:y="2.25464in" svg:width="6.89236in" svg:height="1.9809in" style:rel-width="scale" style:rel-height="scale">
          <draw:object-ole draw:class-id="0002CE02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63" smil:attributeName="visibility" smil:to="visible" smil:begin="0.0s" smil:dur="0.001s" smil:fill="hold"/>
                  <anim:transitionFilter smil:targetElement="id63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9/2021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9/2021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9/2021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9/2021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9/2021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9/2021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9/2021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9/2021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9/2021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9/2021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9/2021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4:23:36Z</dc:date>
    <meta:template xlink:href="Organic" xlink:type="simple"/>
    <meta:editing-cycles>1</meta:editing-cycles>
    <meta:editing-duration>PT428S</meta:editing-duration>
    <meta:document-statistic meta:paragraph-count="0" meta:word-count="0"/>
  </office:meta>
</office:document-meta>
</file>